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Microsoft YaHei" style:font-name-complex="Lucida Sans"/>
    </style:style>
    <style:style style:name="ce2" style:family="table-cell" style:parent-style-name="Default" style:data-style-name="N113"/>
  </office:automatic-styles>
  <office:body>
    <office:spreadsheet>
      <table:calculation-settings table:automatic-find-labels="false"/>
      <table:table table:name="s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Код состояния</text:p>
          </table:table-cell>
          <table:table-cell office:value-type="string" calcext:value-type="string">
            <text:p><text:s/>Вероятность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0.2962" calcext:value-type="float">
            <text:p>0,2962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y1</text:p>
          </table:table-cell>
          <table:table-cell table:formula="of:=[.$C$2]*[.$D$2]*[.C4]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1481" calcext:value-type="float">
            <text:p>0,148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y2</text:p>
          </table:table-cell>
          <table:table-cell table:formula="of:=[.$C$2]*[.$D$2]*[.C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74" calcext:value-type="float">
            <text:p>0,074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y3</text:p>
          </table:table-cell>
          <table:table-cell table:formula="of:=[.$C$2]*[.$D$2]*[.C6]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37" calcext:value-type="float">
            <text:p>0,037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y1</text:p>
          </table:table-cell>
          <table:table-cell table:formula="of:=SUM([.H2:.H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1481" calcext:value-type="float">
            <text:p>0,148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3"/>
          <table:table-cell office:value-type="string" calcext:value-type="string">
            <text:p>rho1</text:p>
          </table:table-cell>
          <table:table-cell table:style-name="ce1" table:formula="of:=SUM([.B10:.B17])" office:value-type="float" office:value="0.1665" calcext:value-type="float">
            <text:p>0,1665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74" calcext:value-type="float">
            <text:p>0,074</text:p>
          </table:table-cell>
          <table:table-cell table:number-columns-repeated="4"/>
          <table:table-cell office:value-type="string" calcext:value-type="string">
            <text:p>rho2</text:p>
          </table:table-cell>
          <table:table-cell table:formula="of:=SUM([.B6:.B13])" office:value-type="float" office:value="0.3886" calcext:value-type="float">
            <text:p>0,3886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37" calcext:value-type="float">
            <text:p>0,037</text:p>
          </table:table-cell>
          <table:table-cell table:number-columns-repeated="4"/>
          <table:table-cell office:value-type="string" calcext:value-type="string">
            <text:p>rho3</text:p>
          </table:table-cell>
          <table:table-cell table:formula="of:=[.B3]+[.B4]+[.B5]+[.B7]+[.B8]+[.B9]+[.B11]+[.B12]+[.B13]+[.B15]+[.B16]+[.B17]" office:value-type="float" office:value="0.4663" calcext:value-type="float">
            <text:p>0,4663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185" calcext:value-type="float">
            <text:p>0,0185</text:p>
          </table:table-cell>
          <table:table-cell table:number-columns-repeated="4"/>
          <table:table-cell office:value-type="string" calcext:value-type="string">
            <text:p>rho</text:p>
          </table:table-cell>
          <table:table-cell table:formula="of:=AVERAGE([.H6:.H8])" office:value-type="float" office:value="0.340466666666667" calcext:value-type="float">
            <text:p>0,340466666666667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0592" calcext:value-type="float">
            <text:p>0,0592</text:p>
          </table:table-cell>
          <table:table-cell table:number-columns-repeated="4"/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0.0296" calcext:value-type="float">
            <text:p>0,0296</text:p>
          </table:table-cell>
          <table:table-cell table:number-columns-repeated="4"/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0.0148" calcext:value-type="float">
            <text:p>0,0148</text:p>
          </table:table-cell>
          <table:table-cell table:number-columns-repeated="4"/>
          <table:table-cell office:value-type="string" calcext:value-type="string">
            <text:p>l3</text:p>
          </table:table-cell>
          <table:table-cell table:formula="of:=[.B4]+2*[.B5]+[.B8]+2*[.B9]+[.B12]+2*[.B13]+[.B16]+2*[.B17]" office:value-type="float" office:value="0.2664" calcext:value-type="float">
            <text:p>0,2664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float" office:value="0.0074" calcext:value-type="float">
            <text:p>0,0074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formula="of:=SUM([.H10:.H12])" office:value-type="float" office:value="0.2664" calcext:value-type="float">
            <text:p>0,2664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float" office:value="0.0296" calcext:value-type="float">
            <text:p>0,0296</text:p>
          </table:table-cell>
          <table:table-cell table:number-columns-repeated="4"/>
          <table:table-cell office:value-type="string" calcext:value-type="string">
            <text:p>m1</text:p>
          </table:table-cell>
          <table:table-cell table:formula="of:=SUM([.B10:.B17])" office:value-type="float" office:value="0.1665" calcext:value-type="float">
            <text:p>0,1665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float" office:value="0.0148" calcext:value-type="float">
            <text:p>0,0148</text:p>
          </table:table-cell>
          <table:table-cell table:number-columns-repeated="4"/>
          <table:table-cell office:value-type="string" calcext:value-type="string">
            <text:p>m2</text:p>
          </table:table-cell>
          <table:table-cell table:formula="of:=SUM([.B6:.B13])" office:value-type="float" office:value="0.3886" calcext:value-type="float">
            <text:p>0,3886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float" office:value="0.0074" calcext:value-type="float">
            <text:p>0,0074</text:p>
          </table:table-cell>
          <table:table-cell table:number-columns-repeated="4"/>
          <table:table-cell office:value-type="string" calcext:value-type="string">
            <text:p>m3</text:p>
          </table:table-cell>
          <table:table-cell table:formula="of:=[.B3]+2*[.B4]+3*[.B5]+[.B7]+2*[.B8]+3*[.B9]+[.B11]+2*[.B12]+3*[.B13]+[.B15]+2*[.B16]+3*[.B17]" office:value-type="float" office:value="0.7327" calcext:value-type="float">
            <text:p>0,7327</text:p>
          </table:table-cell>
        </table:table-row>
        <table:table-row table:style-name="ro1">
          <table:table-cell office:value-type="string" calcext:value-type="string">
            <text:p>E15</text:p>
          </table:table-cell>
          <table:table-cell office:value-type="float" office:value="0.0037" calcext:value-type="float">
            <text:p>0,0037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formula="of:=SUM([.H14:.H16])" office:value-type="float" office:value="1.2878" calcext:value-type="float">
            <text:p>1,28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3</text:p>
          </table:table-cell>
          <table:table-cell table:style-name="ce2" table:formula="of:=[.H12]/[.H32]" office:value-type="float" office:value="5.70816370259267" calcext:value-type="float">
            <text:p>5,70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</text:p>
          </table:table-cell>
          <table:table-cell table:style-name="ce2" table:formula="of:=([.H32]*[.H20])/[.H33]" office:value-type="float" office:value="0.706022659511032" calcext:value-type="float">
            <text:p>0,706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1</text:p>
          </table:table-cell>
          <table:table-cell table:style-name="ce2" table:formula="of:=[.H14]/[.H30]" office:value-type="float" office:value="0.799040191961608" calcext:value-type="float">
            <text:p>0,799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2</text:p>
          </table:table-cell>
          <table:table-cell table:style-name="ce2" table:formula="of:=[.H15]/[.H31]" office:value-type="float" office:value="3.17795224075891" calcext:value-type="float">
            <text:p>3,178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3</text:p>
          </table:table-cell>
          <table:table-cell table:style-name="ce2" table:formula="of:=[.H16]/[.H32]" office:value-type="float" office:value="15.6995928862224" calcext:value-type="float">
            <text:p>15,699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</text:p>
          </table:table-cell>
          <table:table-cell table:style-name="ce2" table:formula="of:=[.H17]/[.H33]" office:value-type="float" office:value="3.41297290134499" calcext:value-type="float">
            <text:p>3,413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i1</text:p>
          </table:table-cell>
          <table:table-cell table:formula="of:=SUM([.B10:.B17])" office:value-type="float" office:value="0.1665" calcext:value-type="float">
            <text:p>0,16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i2</text:p>
          </table:table-cell>
          <table:table-cell table:formula="of:=SUM([.B6:.B13])" office:value-type="float" office:value="0.3886" calcext:value-type="float">
            <text:p>0,38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i3</text:p>
          </table:table-cell>
          <table:table-cell table:formula="of:=[.B5]+[.B9]+[.B13]+[.B17]" office:value-type="float" office:value="0.0666" calcext:value-type="float">
            <text:p>0,06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i</text:p>
          </table:table-cell>
          <table:table-cell table:formula="of:=[.C4]*[.H26]+[.C5]*[.H27]+[.C6]*[.H28]" office:value-type="float" office:value="0.24535" calcext:value-type="float">
            <text:p>0,2453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l1</text:p>
          </table:table-cell>
          <table:table-cell table:formula="of:=[.$C$2]*[.C4]*(1-[.H26])" office:value-type="float" office:value="0.208375" calcext:value-type="float">
            <text:p>0,2083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l2</text:p>
          </table:table-cell>
          <table:table-cell table:formula="of:=[.$C$2]*[.C5]*(1-[.H27])" office:value-type="float" office:value="0.12228" calcext:value-type="float">
            <text:p>0,122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l3</text:p>
          </table:table-cell>
          <table:table-cell table:formula="of:=[.$C$2]*[.C6]*(1-[.H28])" office:value-type="float" office:value="0.04667" calcext:value-type="float">
            <text:p>0,046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l</text:p>
          </table:table-cell>
          <table:table-cell table:formula="of:=[.C2]*(1-[.H29])" office:value-type="float" office:value="0.377325" calcext:value-type="float">
            <text:p>0,377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.00.0000</text:date>, <text:time style:data-style-name="N2" text:time-value="19:47:14.062893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4T22:07:05.064298063</dc:date>
    <meta:editing-duration>PT47M6S</meta:editing-duration>
    <meta:editing-cycles>2</meta:editing-cycles>
    <meta:generator>LibreOffice/5.2.2.2.0$Linux_X86_64 LibreOffice_project/20m0$Build-2</meta:generator>
    <meta:document-statistic meta:table-count="1" meta:cell-count="108" meta:object-count="0"/>
  </office:meta>
</office:document-meta>
</file>